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 fo:margin-top="0.1666in" fo:margin-bottom="0.1666in"/>
    </style:style>
    <style:style style:name="T2" style:parent-style-name="DefaultParagraphFont" style:family="text">
      <style:text-properties style:font-name="Aptos" style:font-name-asian="Aptos" style:font-name-complex="Aptos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P9" style:parent-style-name="Normal" style:family="paragraph">
      <style:paragraph-properties fo:margin-top="0.1666in" fo:margin-bottom="0.1666in"/>
    </style:style>
    <style:style style:name="T10" style:parent-style-name="DefaultParagraphFont" style:family="text">
      <style:text-properties style:font-name="Aptos" style:font-name-asian="Aptos" style:font-name-complex="Aptos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DefaultParagraphFont" style:family="text">
      <style:text-properties style:font-name="Aptos" style:font-name-asian="Aptos" style:font-name-complex="Aptos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DefaultParagraphFont" style:family="text">
      <style:text-properties style:font-name="Aptos" style:font-name-asian="Aptos" style:font-name-complex="Aptos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P17" style:parent-style-name="Normal" style:family="paragraph">
      <style:paragraph-properties fo:margin-top="0.1666in" fo:margin-bottom="0.1666in"/>
    </style:style>
    <style:style style:name="T18" style:parent-style-name="DefaultParagraphFont" style:family="text">
      <style:text-properties style:font-name="Aptos" style:font-name-asian="Aptos" style:font-name-complex="Aptos"/>
    </style:style>
    <style:style style:name="P19" style:parent-style-name="Normal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P21" style:parent-style-name="Normal" style:family="paragraph">
      <style:paragraph-properties fo:margin-top="0.1666in" fo:margin-bottom="0.1666in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P23" style:parent-style-name="Normal" style:family="paragraph">
      <style:paragraph-properties fo:margin-top="0.1666in" fo:margin-bottom="0.1666in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P25" style:parent-style-name="Normal" style:family="paragraph">
      <style:paragraph-properties fo:margin-top="0.1666in" fo:margin-bottom="0.1666in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P27" style:parent-style-name="Normal" style:family="paragraph">
      <style:paragraph-properties fo:margin-top="0.1666in" fo:margin-bottom="0.1666in"/>
    </style:style>
    <style:style style:name="T28" style:parent-style-name="DefaultParagraphFont" style:family="text">
      <style:text-properties style:font-name="Aptos" style:font-name-asian="Aptos" style:font-name-complex="Aptos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P31" style:parent-style-name="Normal" style:family="paragraph">
      <style:paragraph-properties fo:margin-top="0.1666in" fo:margin-bottom="0.1666in"/>
    </style:style>
    <style:style style:name="T32" style:parent-style-name="DefaultParagraphFont" style:family="text">
      <style:text-properties style:font-name="Aptos" style:font-name-asian="Aptos" style:font-name-complex="Aptos"/>
    </style:style>
    <style:style style:name="P33" style:parent-style-name="Normal" style:family="paragraph">
      <style:paragraph-properties fo:margin-top="0.1666in" fo:margin-bottom="0.1666in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P35" style:parent-style-name="Normal" style:family="paragraph">
      <style:paragraph-properties fo:margin-top="0.1666in" fo:margin-bottom="0.1666in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P37" style:parent-style-name="Normal" style:family="paragraph">
      <style:paragraph-properties fo:margin-top="0.1666in" fo:margin-bottom="0.1666in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P39" style:parent-style-name="Normal" style:family="paragraph">
      <style:paragraph-properties fo:margin-top="0.1666in" fo:margin-bottom="0.1666in"/>
    </style:style>
    <style:style style:name="T40" style:parent-style-name="DefaultParagraphFont" style:family="text">
      <style:text-properties style:font-name="Aptos" style:font-name-asian="Aptos" style:font-name-complex="Aptos"/>
    </style:style>
    <style:style style:name="P41" style:parent-style-name="Normal" style:family="paragraph">
      <style:paragraph-properties fo:margin-top="0.1666in" fo:margin-bottom="0.1666in"/>
    </style:style>
    <style:style style:name="T42" style:parent-style-name="DefaultParagraphFont" style:family="text">
      <style:text-properties style:font-name="Aptos" style:font-name-asian="Aptos" style:font-name-complex="Aptos"/>
    </style:style>
    <style:style style:name="P43" style:parent-style-name="Normal" style:family="paragraph">
      <style:paragraph-properties fo:margin-top="0.1666in" fo:margin-bottom="0.1666in"/>
    </style:style>
    <style:style style:name="T44" style:parent-style-name="DefaultParagraphFont" style:family="text">
      <style:text-properties style:font-name="Aptos" style:font-name-asian="Aptos" style:font-name-complex="Aptos"/>
    </style:style>
    <style:style style:name="P45" style:parent-style-name="Normal" style:family="paragraph">
      <style:paragraph-properties fo:margin-top="0.1666in" fo:margin-bottom="0.1666in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Normal" style:family="paragraph">
      <style:paragraph-properties fo:margin-top="0.1666in" fo:margin-bottom="0.1666in"/>
    </style:style>
    <style:style style:name="T48" style:parent-style-name="DefaultParagraphFont" style:family="text">
      <style:text-properties style:font-name="Aptos" style:font-name-asian="Aptos" style:font-name-complex="Aptos"/>
    </style:style>
    <style:style style:name="P49" style:parent-style-name="Normal" style:family="paragraph">
      <style:paragraph-properties fo:margin-top="0.1666in" fo:margin-bottom="0.1666in"/>
    </style:style>
    <style:style style:name="T50" style:parent-style-name="DefaultParagraphFont" style:family="text">
      <style:text-properties style:font-name="Aptos" style:font-name-asian="Aptos" style:font-name-complex="Aptos"/>
    </style:style>
    <style:style style:name="P51" style:parent-style-name="Normal" style:family="paragraph">
      <style:paragraph-properties fo:margin-top="0.1666in" fo:margin-bottom="0.1666in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P53" style:parent-style-name="Normal" style:family="paragraph">
      <style:paragraph-properties fo:margin-top="0.1666in" fo:margin-bottom="0.1666in"/>
    </style:style>
    <style:style style:name="T54" style:parent-style-name="DefaultParagraphFont" style:family="text">
      <style:text-properties style:font-name="Aptos" style:font-name-asian="Aptos" style:font-name-complex="Aptos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P57" style:parent-style-name="Normal" style:family="paragraph">
      <style:paragraph-properties fo:margin-top="0.1666in" fo:margin-bottom="0.1666in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P63" style:parent-style-name="Normal" style:family="paragraph">
      <style:paragraph-properties fo:margin-top="0.1666in" fo:margin-bottom="0.1666in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P65" style:parent-style-name="Normal" style:family="paragraph">
      <style:paragraph-properties fo:margin-top="0.1666in" fo:margin-bottom="0.1666in"/>
    </style:style>
    <style:style style:name="T66" style:parent-style-name="DefaultParagraphFont" style:family="text">
      <style:text-properties style:font-name="Aptos" style:font-name-asian="Aptos" style:font-name-complex="Aptos"/>
    </style:style>
    <style:style style:name="P67" style:parent-style-name="Normal" style:family="paragraph">
      <style:paragraph-properties fo:margin-top="0.1666in" fo:margin-bottom="0.1666in"/>
    </style:style>
    <style:style style:name="T68" style:parent-style-name="DefaultParagraphFont" style:family="text">
      <style:text-properties style:font-name="Aptos" style:font-name-asian="Aptos" style:font-name-complex="Aptos"/>
    </style:style>
    <style:style style:name="P69" style:parent-style-name="Normal" style:family="paragraph">
      <style:paragraph-properties fo:margin-top="0.1666in" fo:margin-bottom="0.1666in"/>
    </style:style>
    <style:style style:name="T70" style:parent-style-name="DefaultParagraphFont" style:family="text">
      <style:text-properties style:font-name="Aptos" style:font-name-asian="Aptos" style:font-name-complex="Aptos"/>
    </style:style>
    <style:style style:name="P71" style:parent-style-name="Normal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Aptos" style:font-name-asian="Aptos" style:font-name-complex="Aptos"/>
    </style:style>
    <style:style style:name="P73" style:parent-style-name="Normal" style:family="paragraph">
      <style:paragraph-properties fo:margin-top="0.1666in" fo:margin-bottom="0.1666in"/>
    </style:style>
    <style:style style:name="T74" style:parent-style-name="DefaultParagraphFont" style:family="text">
      <style:text-properties style:font-name="Aptos" style:font-name-asian="Aptos" style:font-name-complex="Aptos"/>
    </style:style>
    <style:style style:name="P75" style:parent-style-name="Normal" style:family="paragraph">
      <style:paragraph-properties fo:margin-top="0.1666in" fo:margin-bottom="0.1666in"/>
    </style:style>
    <style:style style:name="T76" style:parent-style-name="DefaultParagraphFont" style:family="text">
      <style:text-properties style:font-name="Aptos" style:font-name-asian="Aptos" style:font-name-complex="Aptos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Aptos" style:font-name-asian="Aptos" style:font-name-complex="Aptos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P81" style:parent-style-name="Normal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Aptos" style:font-name-asian="Aptos" style:font-name-complex="Aptos"/>
    </style:style>
    <style:style style:name="P83" style:parent-style-name="Normal" style:family="paragraph">
      <style:paragraph-properties fo:margin-top="0.1666in" fo:margin-bottom="0.1666in"/>
    </style:style>
    <style:style style:name="T84" style:parent-style-name="DefaultParagraphFont" style:family="text">
      <style:text-properties style:font-name="Aptos" style:font-name-asian="Aptos" style:font-name-complex="Aptos"/>
    </style:style>
    <style:style style:name="P85" style:parent-style-name="Normal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Aptos" style:font-name-asian="Aptos" style:font-name-complex="Aptos"/>
    </style:style>
    <style:style style:name="P87" style:parent-style-name="Normal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P89" style:parent-style-name="Normal" style:family="paragraph">
      <style:paragraph-properties fo:margin-top="0.1666in" fo:margin-bottom="0.1666in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P91" style:parent-style-name="Normal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P93" style:parent-style-name="Normal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Normal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Aptos" style:font-name-asian="Aptos" style:font-name-complex="Aptos"/>
    </style:style>
    <style:style style:name="P97" style:parent-style-name="Normal" style:family="paragraph">
      <style:paragraph-properties fo:margin-top="0.1666in" fo:margin-bottom="0.1666in"/>
    </style:style>
    <style:style style:name="T98" style:parent-style-name="DefaultParagraphFont" style:family="text">
      <style:text-properties style:font-name="Aptos" style:font-name-asian="Aptos" style:font-name-complex="Aptos"/>
    </style:style>
    <style:style style:name="P99" style:parent-style-name="Normal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Normal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Aptos" style:font-name-asian="Aptos" style:font-name-complex="Aptos"/>
    </style:style>
    <style:style style:name="P105" style:parent-style-name="Normal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P107" style:parent-style-name="Normal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="Aptos" style:font-name-asian="Aptos" style:font-name-complex="Aptos"/>
    </style:style>
    <style:style style:name="P109" style:parent-style-name="Normal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Aptos" style:font-name-asian="Aptos" style:font-name-complex="Aptos"/>
    </style:style>
    <style:style style:name="P111" style:parent-style-name="Normal" style:family="paragraph">
      <style:paragraph-properties fo:margin-top="0.1666in" fo:margin-bottom="0.1666in"/>
    </style:style>
    <style:style style:name="T112" style:parent-style-name="DefaultParagraphFont" style:family="text">
      <style:text-properties style:font-name="Aptos" style:font-name-asian="Aptos" style:font-name-complex="Aptos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Aptos" style:font-name-asian="Aptos" style:font-name-complex="Aptos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Aptos" style:font-name-asian="Aptos" style:font-name-complex="Aptos"/>
    </style:style>
    <style:style style:name="P119" style:parent-style-name="Normal" style:family="paragraph">
      <style:paragraph-properties fo:margin-top="0.1666in" fo:margin-bottom="0.1666in"/>
    </style:style>
    <style:style style:name="T120" style:parent-style-name="DefaultParagraphFont" style:family="text">
      <style:text-properties style:font-name="Aptos" style:font-name-asian="Aptos" style:font-name-complex="Aptos"/>
    </style:style>
    <style:style style:name="P121" style:parent-style-name="Normal" style:family="paragraph">
      <style:paragraph-properties fo:margin-top="0.1666in" fo:margin-bottom="0.1666in"/>
    </style:style>
    <style:style style:name="T122" style:parent-style-name="DefaultParagraphFont" style:family="text">
      <style:text-properties style:font-name="Aptos" style:font-name-asian="Aptos" style:font-name-complex="Aptos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Aptos" style:font-name-asian="Aptos" style:font-name-complex="Aptos"/>
    </style:style>
    <style:style style:name="P125" style:parent-style-name="Normal" style:family="paragraph">
      <style:paragraph-properties fo:margin-top="0.1666in" fo:margin-bottom="0.1666in"/>
    </style:style>
    <style:style style:name="T126" style:parent-style-name="DefaultParagraphFont" style:family="text">
      <style:text-properties style:font-name="Aptos" style:font-name-asian="Aptos" style:font-name-complex="Aptos"/>
    </style:style>
    <style:style style:name="P127" style:parent-style-name="Normal" style:family="paragraph">
      <style:paragraph-properties fo:margin-top="0.1666in" fo:margin-bottom="0.1666in"/>
    </style:style>
    <style:style style:name="T128" style:parent-style-name="DefaultParagraphFont" style:family="text">
      <style:text-properties style:font-name="Aptos" style:font-name-asian="Aptos" style:font-name-complex="Aptos"/>
    </style:style>
    <style:style style:name="P129" style:parent-style-name="Normal" style:family="paragraph">
      <style:paragraph-properties fo:margin-top="0.1666in" fo:margin-bottom="0.1666in"/>
    </style:style>
    <style:style style:name="T130" style:parent-style-name="DefaultParagraphFont" style:family="text">
      <style:text-properties style:font-name="Aptos" style:font-name-asian="Aptos" style:font-name-complex="Aptos"/>
    </style:style>
    <style:style style:name="P131" style:parent-style-name="Normal" style:family="paragraph">
      <style:paragraph-properties fo:margin-top="0.1666in" fo:margin-bottom="0.1666in"/>
    </style:style>
    <style:style style:name="T132" style:parent-style-name="DefaultParagraphFont" style:family="text">
      <style:text-properties style:font-name="Aptos" style:font-name-asian="Aptos" style:font-name-complex="Aptos"/>
    </style:style>
    <style:style style:name="P133" style:parent-style-name="Normal" style:family="paragraph">
      <style:paragraph-properties fo:margin-top="0.1666in" fo:margin-bottom="0.1666in"/>
    </style:style>
    <style:style style:name="T134" style:parent-style-name="DefaultParagraphFont" style:family="text">
      <style:text-properties style:font-name="Aptos" style:font-name-asian="Aptos" style:font-name-complex="Aptos"/>
    </style:style>
    <style:style style:name="P135" style:parent-style-name="Normal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Aptos" style:font-name-asian="Aptos" style:font-name-complex="Aptos"/>
    </style:style>
    <style:style style:name="P137" style:parent-style-name="Normal" style:family="paragraph">
      <style:paragraph-properties fo:margin-top="0.1666in" fo:margin-bottom="0.1666in"/>
    </style:style>
    <style:style style:name="T138" style:parent-style-name="DefaultParagraphFont" style:family="text">
      <style:text-properties style:font-name="Aptos" style:font-name-asian="Aptos" style:font-name-complex="Aptos"/>
    </style:style>
    <style:style style:name="P139" style:parent-style-name="Normal" style:family="paragraph">
      <style:paragraph-properties fo:margin-top="0.1666in" fo:margin-bottom="0.1666in"/>
    </style:style>
    <style:style style:name="T140" style:parent-style-name="DefaultParagraphFont" style:family="text">
      <style:text-properties style:font-name="Aptos" style:font-name-asian="Aptos" style:font-name-complex="Aptos"/>
    </style:style>
    <style:style style:name="P141" style:parent-style-name="Normal" style:family="paragraph">
      <style:paragraph-properties fo:margin-top="0.1666in" fo:margin-bottom="0.1666in"/>
    </style:style>
    <style:style style:name="T142" style:parent-style-name="DefaultParagraphFont" style:family="text">
      <style:text-properties style:font-name="Aptos" style:font-name-asian="Aptos" style:font-name-complex="Aptos"/>
    </style:style>
    <style:style style:name="P143" style:parent-style-name="Normal" style:family="paragraph">
      <style:paragraph-properties fo:margin-top="0.1666in" fo:margin-bottom="0.1666in"/>
    </style:style>
    <style:style style:name="T144" style:parent-style-name="DefaultParagraphFont" style:family="text">
      <style:text-properties style:font-name="Aptos" style:font-name-asian="Aptos" style:font-name-complex="Aptos"/>
    </style:style>
    <style:style style:name="P145" style:parent-style-name="Normal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Aptos" style:font-name-asian="Aptos" style:font-name-complex="Aptos"/>
    </style:style>
    <style:style style:name="P147" style:parent-style-name="Normal" style:family="paragraph">
      <style:paragraph-properties fo:margin-top="0.1666in" fo:margin-bottom="0.1666in"/>
    </style:style>
    <style:style style:name="T148" style:parent-style-name="DefaultParagraphFont" style:family="text">
      <style:text-properties style:font-name="Aptos" style:font-name-asian="Aptos" style:font-name-complex="Aptos"/>
    </style:style>
    <style:style style:name="P149" style:parent-style-name="Normal" style:family="paragraph">
      <style:paragraph-properties fo:margin-top="0.1666in" fo:margin-bottom="0.1666in"/>
    </style:style>
    <style:style style:name="T150" style:parent-style-name="DefaultParagraphFont" style:family="text">
      <style:text-properties style:font-name="Aptos" style:font-name-asian="Aptos" style:font-name-complex="Aptos"/>
    </style:style>
    <style:style style:name="P151" style:parent-style-name="Normal" style:family="paragraph">
      <style:paragraph-properties fo:margin-top="0.1666in" fo:margin-bottom="0.1666in"/>
    </style:style>
    <style:style style:name="T152" style:parent-style-name="DefaultParagraphFont" style:family="text">
      <style:text-properties style:font-name="Aptos" style:font-name-asian="Aptos" style:font-name-complex="Aptos"/>
    </style:style>
    <style:style style:name="P153" style:parent-style-name="Normal" style:family="paragraph">
      <style:paragraph-properties fo:margin-top="0.1666in" fo:margin-bottom="0.1666in"/>
    </style:style>
    <style:style style:name="T154" style:parent-style-name="DefaultParagraphFont" style:family="text">
      <style:text-properties style:font-name="Aptos" style:font-name-asian="Aptos" style:font-name-complex="Aptos"/>
    </style:style>
    <style:style style:name="P155" style:parent-style-name="Normal" style:family="paragraph">
      <style:paragraph-properties fo:margin-top="0.1666in" fo:margin-bottom="0.1666in"/>
    </style:style>
    <style:style style:name="T156" style:parent-style-name="DefaultParagraphFont" style:family="text">
      <style:text-properties style:font-name="Aptos" style:font-name-asian="Aptos" style:font-name-complex="Aptos"/>
    </style:style>
    <style:style style:name="P157" style:parent-style-name="Normal" style:family="paragraph">
      <style:paragraph-properties fo:margin-top="0.1666in" fo:margin-bottom="0.1666in"/>
    </style:style>
    <style:style style:name="T158" style:parent-style-name="DefaultParagraphFont" style:family="text">
      <style:text-properties style:font-name="Aptos" style:font-name-asian="Aptos" style:font-name-complex="Aptos"/>
    </style:style>
    <style:style style:name="P159" style:parent-style-name="Normal" style:family="paragraph">
      <style:paragraph-properties fo:margin-top="0.1666in" fo:margin-bottom="0.1666in"/>
    </style:style>
    <style:style style:name="T160" style:parent-style-name="DefaultParagraphFont" style:family="text">
      <style:text-properties style:font-name="Aptos" style:font-name-asian="Aptos" style:font-name-complex="Aptos"/>
    </style:style>
    <style:style style:name="P161" style:parent-style-name="Normal" style:family="paragraph">
      <style:paragraph-properties fo:margin-top="0.1666in" fo:margin-bottom="0.1666in"/>
    </style:style>
    <style:style style:name="T162" style:parent-style-name="DefaultParagraphFont" style:family="text">
      <style:text-properties style:font-name="Aptos" style:font-name-asian="Aptos" style:font-name-complex="Aptos"/>
    </style:style>
    <style:style style:name="P163" style:parent-style-name="Normal" style:family="paragraph">
      <style:paragraph-properties fo:margin-top="0.1666in" fo:margin-bottom="0.1666in"/>
    </style:style>
    <style:style style:name="T164" style:parent-style-name="DefaultParagraphFont" style:family="text">
      <style:text-properties style:font-name="Aptos" style:font-name-asian="Aptos" style:font-name-complex="Aptos"/>
    </style:style>
    <style:style style:name="P165" style:parent-style-name="Normal" style:family="paragraph">
      <style:paragraph-properties fo:margin-top="0.1666in" fo:margin-bottom="0.1666in"/>
    </style:style>
    <style:style style:name="T166" style:parent-style-name="DefaultParagraphFont" style:family="text">
      <style:text-properties style:font-name="Aptos" style:font-name-asian="Aptos" style:font-name-complex="Aptos"/>
    </style:style>
    <style:style style:name="P167" style:parent-style-name="Normal" style:family="paragraph">
      <style:paragraph-properties fo:margin-top="0.1666in" fo:margin-bottom="0.1666in"/>
    </style:style>
    <style:style style:name="T168" style:parent-style-name="DefaultParagraphFont" style:family="text">
      <style:text-properties style:font-name="Aptos" style:font-name-asian="Aptos" style:font-name-complex="Aptos"/>
    </style:style>
    <style:style style:name="P169" style:parent-style-name="Normal" style:family="paragraph">
      <style:paragraph-properties fo:margin-top="0.1666in" fo:margin-bottom="0.1666in"/>
    </style:style>
    <style:style style:name="T170" style:parent-style-name="DefaultParagraphFont" style:family="text">
      <style:text-properties style:font-name="Aptos" style:font-name-asian="Aptos" style:font-name-complex="Aptos"/>
    </style:style>
    <style:style style:name="P171" style:parent-style-name="Normal" style:family="paragraph">
      <style:paragraph-properties fo:margin-top="0.1666in" fo:margin-bottom="0.1666in"/>
    </style:style>
    <style:style style:name="T172" style:parent-style-name="DefaultParagraphFont" style:family="text">
      <style:text-properties style:font-name="Aptos" style:font-name-asian="Aptos" style:font-name-complex="Aptos"/>
    </style:style>
    <style:style style:name="P173" style:parent-style-name="Normal" style:family="paragraph">
      <style:paragraph-properties fo:margin-top="0.1666in" fo:margin-bottom="0.1666in"/>
    </style:style>
    <style:style style:name="T174" style:parent-style-name="DefaultParagraphFont" style:family="text">
      <style:text-properties style:font-name="Aptos" style:font-name-asian="Aptos" style:font-name-complex="Aptos"/>
    </style:style>
    <style:style style:name="P175" style:parent-style-name="Normal" style:family="paragraph">
      <style:paragraph-properties fo:margin-top="0.1666in" fo:margin-bottom="0.1666in"/>
    </style:style>
    <style:style style:name="T176" style:parent-style-name="DefaultParagraphFont" style:family="text">
      <style:text-properties style:font-name="Aptos" style:font-name-asian="Aptos" style:font-name-complex="Aptos"/>
    </style:style>
    <style:style style:name="P177" style:parent-style-name="Normal" style:family="paragraph">
      <style:paragraph-properties fo:margin-top="0.1666in" fo:margin-bottom="0.1666in"/>
    </style:style>
    <style:style style:name="T178" style:parent-style-name="DefaultParagraphFont" style:family="text">
      <style:text-properties style:font-name="Aptos" style:font-name-asian="Aptos" style:font-name-complex="Aptos"/>
    </style:style>
    <style:style style:name="P179" style:parent-style-name="Normal" style:family="paragraph">
      <style:paragraph-properties fo:margin-top="0.1666in" fo:margin-bottom="0.1666in"/>
    </style:style>
    <style:style style:name="T180" style:parent-style-name="DefaultParagraphFont" style:family="text">
      <style:text-properties style:font-name="Aptos" style:font-name-asian="Aptos" style:font-name-complex="Aptos"/>
    </style:style>
    <style:style style:name="P181" style:parent-style-name="Normal" style:family="paragraph">
      <style:paragraph-properties fo:margin-top="0.1666in" fo:margin-bottom="0.1666in"/>
    </style:style>
    <style:style style:name="T182" style:parent-style-name="DefaultParagraphFont" style:family="text">
      <style:text-properties style:font-name="Aptos" style:font-name-asian="Aptos" style:font-name-complex="Aptos"/>
    </style:style>
    <style:style style:name="P183" style:parent-style-name="Normal" style:family="paragraph">
      <style:paragraph-properties fo:margin-top="0.1666in" fo:margin-bottom="0.1666in"/>
    </style:style>
    <style:style style:name="T184" style:parent-style-name="DefaultParagraphFont" style:family="text">
      <style:text-properties style:font-name="Aptos" style:font-name-asian="Aptos" style:font-name-complex="Aptos"/>
    </style:style>
    <style:style style:name="P185" style:parent-style-name="Normal" style:family="paragraph">
      <style:paragraph-properties fo:margin-top="0.1666in" fo:margin-bottom="0.1666in"/>
    </style:style>
    <style:style style:name="T186" style:parent-style-name="DefaultParagraphFont" style:family="text">
      <style:text-properties style:font-name="Aptos" style:font-name-asian="Aptos" style:font-name-complex="Aptos"/>
    </style:style>
    <style:style style:name="P187" style:parent-style-name="Normal" style:family="paragraph">
      <style:paragraph-properties fo:margin-top="0.1666in" fo:margin-bottom="0.1666in"/>
    </style:style>
    <style:style style:name="T188" style:parent-style-name="DefaultParagraphFont" style:family="text">
      <style:text-properties style:font-name="Aptos" style:font-name-asian="Aptos" style:font-name-complex="Aptos"/>
    </style:style>
    <style:style style:name="P189" style:parent-style-name="Normal" style:family="paragraph">
      <style:paragraph-properties fo:margin-top="0.1666in" fo:margin-bottom="0.1666in"/>
    </style:style>
    <style:style style:name="T190" style:parent-style-name="DefaultParagraphFont" style:family="text">
      <style:text-properties style:font-name="Aptos" style:font-name-asian="Aptos" style:font-name-complex="Aptos"/>
    </style:style>
    <style:style style:name="P191" style:parent-style-name="Normal" style:family="paragraph">
      <style:paragraph-properties fo:margin-top="0.1666in" fo:margin-bottom="0.1666in"/>
    </style:style>
    <style:style style:name="T192" style:parent-style-name="DefaultParagraphFont" style:family="text">
      <style:text-properties style:font-name="Aptos" style:font-name-asian="Aptos" style:font-name-complex="Aptos"/>
    </style:style>
    <style:style style:name="P193" style:parent-style-name="Normal" style:family="paragraph">
      <style:paragraph-properties fo:margin-top="0.1666in" fo:margin-bottom="0.1666in"/>
    </style:style>
    <style:style style:name="T194" style:parent-style-name="DefaultParagraphFont" style:family="text">
      <style:text-properties style:font-name="Aptos" style:font-name-asian="Aptos" style:font-name-complex="Aptos"/>
    </style:style>
    <style:style style:name="P195" style:parent-style-name="Normal" style:family="paragraph">
      <style:paragraph-properties fo:margin-top="0.1666in" fo:margin-bottom="0.1666in"/>
    </style:style>
    <style:style style:name="T196" style:parent-style-name="DefaultParagraphFont" style:family="text">
      <style:text-properties style:font-name="Aptos" style:font-name-asian="Aptos" style:font-name-complex="Aptos"/>
    </style:style>
    <style:style style:name="P197" style:parent-style-name="Normal" style:family="paragraph">
      <style:paragraph-properties fo:margin-top="0.1666in" fo:margin-bottom="0.1666in"/>
    </style:style>
    <style:style style:name="T198" style:parent-style-name="DefaultParagraphFont" style:family="text">
      <style:text-properties style:font-name="Aptos" style:font-name-asian="Aptos" style:font-name-complex="Aptos"/>
    </style:style>
    <style:style style:name="P199" style:parent-style-name="Normal" style:family="paragraph">
      <style:paragraph-properties fo:margin-top="0.1666in" fo:margin-bottom="0.1666in"/>
    </style:style>
    <style:style style:name="T200" style:parent-style-name="DefaultParagraphFont" style:family="text">
      <style:text-properties style:font-name="Aptos" style:font-name-asian="Aptos" style:font-name-complex="Aptos"/>
    </style:style>
    <style:style style:name="P201" style:parent-style-name="Normal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Aptos" style:font-name-asian="Aptos" style:font-name-complex="Aptos"/>
    </style:style>
    <style:style style:name="P203" style:parent-style-name="Normal" style:family="paragraph">
      <style:paragraph-properties fo:margin-top="0.1666in" fo:margin-bottom="0.1666in"/>
    </style:style>
    <style:style style:name="T204" style:parent-style-name="DefaultParagraphFont" style:family="text">
      <style:text-properties style:font-name="Aptos" style:font-name-asian="Aptos" style:font-name-complex="Aptos"/>
    </style:style>
    <style:style style:name="P205" style:parent-style-name="Normal" style:family="paragraph">
      <style:paragraph-properties fo:margin-top="0.1666in" fo:margin-bottom="0.1666in"/>
    </style:style>
    <style:style style:name="T206" style:parent-style-name="DefaultParagraphFont" style:family="text">
      <style:text-properties style:font-name="Aptos" style:font-name-asian="Aptos" style:font-name-complex="Aptos"/>
    </style:style>
    <style:style style:name="P207" style:parent-style-name="Normal" style:family="paragraph">
      <style:paragraph-properties fo:margin-top="0.1666in" fo:margin-bottom="0.1666in"/>
    </style:style>
    <style:style style:name="T208" style:parent-style-name="DefaultParagraphFont" style:family="text">
      <style:text-properties style:font-name="Aptos" style:font-name-asian="Aptos" style:font-name-complex="Aptos"/>
    </style:style>
    <style:style style:name="P209" style:parent-style-name="Normal" style:family="paragraph">
      <style:paragraph-properties fo:margin-top="0.1666in" fo:margin-bottom="0.1666in"/>
    </style:style>
    <style:style style:name="T210" style:parent-style-name="DefaultParagraphFont" style:family="text">
      <style:text-properties style:font-name="Aptos" style:font-name-asian="Aptos" style:font-name-complex="Aptos"/>
    </style:style>
    <style:style style:name="P211" style:parent-style-name="Normal" style:family="paragraph">
      <style:paragraph-properties fo:margin-top="0.1666in" fo:margin-bottom="0.1666in"/>
    </style:style>
    <style:style style:name="T212" style:parent-style-name="DefaultParagraphFont" style:family="text">
      <style:text-properties style:font-name="Aptos" style:font-name-asian="Aptos" style:font-name-complex="Aptos"/>
    </style:style>
    <style:style style:name="P213" style:parent-style-name="Normal" style:family="paragraph">
      <style:paragraph-properties fo:margin-top="0.1666in" fo:margin-bottom="0.1666in"/>
    </style:style>
    <style:style style:name="T214" style:parent-style-name="DefaultParagraphFont" style:family="text">
      <style:text-properties style:font-name="Aptos" style:font-name-asian="Aptos" style:font-name-complex="Aptos"/>
    </style:style>
    <style:style style:name="P215" style:parent-style-name="Normal" style:family="paragraph">
      <style:paragraph-properties fo:margin-top="0.1666in" fo:margin-bottom="0.1666in"/>
    </style:style>
    <style:style style:name="T216" style:parent-style-name="DefaultParagraphFont" style:family="text">
      <style:text-properties style:font-name="Aptos" style:font-name-asian="Aptos" style:font-name-complex="Aptos"/>
    </style:style>
    <style:style style:name="P217" style:parent-style-name="Normal" style:family="paragraph">
      <style:paragraph-properties fo:margin-top="0.1666in" fo:margin-bottom="0.1666in"/>
    </style:style>
    <style:style style:name="T218" style:parent-style-name="DefaultParagraphFont" style:family="text">
      <style:text-properties style:font-name="Aptos" style:font-name-asian="Aptos" style:font-name-complex="Aptos"/>
    </style:style>
    <style:style style:name="P219" style:parent-style-name="Normal" style:family="paragraph">
      <style:paragraph-properties fo:margin-top="0.1666in" fo:margin-bottom="0.1666in"/>
    </style:style>
    <style:style style:name="T220" style:parent-style-name="DefaultParagraphFont" style:family="text">
      <style:text-properties style:font-name="Aptos" style:font-name-asian="Aptos" style:font-name-complex="Aptos"/>
    </style:style>
    <style:style style:name="P221" style:parent-style-name="Normal" style:family="paragraph">
      <style:paragraph-properties fo:margin-top="0.1666in" fo:margin-bottom="0.1666in"/>
    </style:style>
    <style:style style:name="T222" style:parent-style-name="DefaultParagraphFont" style:family="text">
      <style:text-properties style:font-name="Aptos" style:font-name-asian="Aptos" style:font-name-complex="Aptos"/>
    </style:style>
    <style:style style:name="P223" style:parent-style-name="Normal" style:family="paragraph">
      <style:paragraph-properties fo:margin-top="0.1666in" fo:margin-bottom="0.1666in"/>
    </style:style>
    <style:style style:name="T224" style:parent-style-name="DefaultParagraphFont" style:family="text">
      <style:text-properties style:font-name="Aptos" style:font-name-asian="Aptos" style:font-name-complex="Aptos"/>
    </style:style>
    <style:style style:name="P225" style:parent-style-name="Normal" style:family="paragraph">
      <style:paragraph-properties fo:margin-top="0.1666in" fo:margin-bottom="0.1666in"/>
    </style:style>
    <style:style style:name="T226" style:parent-style-name="DefaultParagraphFont" style:family="text">
      <style:text-properties style:font-name="Aptos" style:font-name-asian="Aptos" style:font-name-complex="Aptos"/>
    </style:style>
    <style:style style:name="P227" style:parent-style-name="Normal" style:family="paragraph">
      <style:paragraph-properties fo:margin-top="0.1666in" fo:margin-bottom="0.1666in"/>
    </style:style>
    <style:style style:name="T228" style:parent-style-name="DefaultParagraphFont" style:family="text">
      <style:text-properties style:font-name="Aptos" style:font-name-asian="Aptos" style:font-name-complex="Aptos"/>
    </style:style>
    <style:style style:name="P229" style:parent-style-name="Normal" style:family="paragraph">
      <style:paragraph-properties fo:margin-top="0.1666in" fo:margin-bottom="0.1666in"/>
    </style:style>
    <style:style style:name="T230" style:parent-style-name="DefaultParagraphFont" style:family="text">
      <style:text-properties style:font-name="Aptos" style:font-name-asian="Aptos" style:font-name-complex="Aptos"/>
    </style:style>
    <style:style style:name="P231" style:parent-style-name="Normal" style:family="paragraph">
      <style:paragraph-properties fo:margin-top="0.1666in" fo:margin-bottom="0.1666in"/>
    </style:style>
    <style:style style:name="T232" style:parent-style-name="DefaultParagraphFont" style:family="text">
      <style:text-properties style:font-name="Aptos" style:font-name-asian="Aptos" style:font-name-complex="Aptos"/>
    </style:style>
    <style:style style:name="P233" style:parent-style-name="Normal" style:family="paragraph">
      <style:paragraph-properties fo:margin-top="0.1666in" fo:margin-bottom="0.1666in"/>
    </style:style>
    <style:style style:name="T234" style:parent-style-name="DefaultParagraphFont" style:family="text">
      <style:text-properties style:font-name="Aptos" style:font-name-asian="Aptos" style:font-name-complex="Aptos"/>
    </style:style>
    <style:style style:name="P235" style:parent-style-name="Normal" style:family="paragraph">
      <style:paragraph-properties fo:margin-top="0.1666in" fo:margin-bottom="0.1666in"/>
    </style:style>
    <style:style style:name="T236" style:parent-style-name="DefaultParagraphFont" style:family="text">
      <style:text-properties style:font-name="Aptos" style:font-name-asian="Aptos" style:font-name-complex="Aptos"/>
    </style:style>
    <style:style style:name="P237" style:parent-style-name="Normal" style:family="paragraph">
      <style:paragraph-properties fo:margin-top="0.1666in" fo:margin-bottom="0.1666in"/>
    </style:style>
    <style:style style:name="T238" style:parent-style-name="DefaultParagraphFont" style:family="text">
      <style:text-properties style:font-name="Aptos" style:font-name-asian="Aptos" style:font-name-complex="Aptos"/>
    </style:style>
    <style:style style:name="P239" style:parent-style-name="Normal" style:family="paragraph">
      <style:paragraph-properties fo:margin-top="0.1666in" fo:margin-bottom="0.1666in"/>
    </style:style>
    <style:style style:name="T240" style:parent-style-name="DefaultParagraphFont" style:family="text">
      <style:text-properties style:font-name="Aptos" style:font-name-asian="Aptos" style:font-name-complex="Aptos"/>
    </style:style>
    <style:style style:name="P241" style:parent-style-name="Normal" style:family="paragraph">
      <style:paragraph-properties fo:margin-top="0.1666in" fo:margin-bottom="0.1666in"/>
    </style:style>
    <style:style style:name="T242" style:parent-style-name="DefaultParagraphFont" style:family="text">
      <style:text-properties style:font-name="Aptos" style:font-name-asian="Aptos" style:font-name-complex="Aptos"/>
    </style:style>
    <style:style style:name="P243" style:parent-style-name="Normal" style:family="paragraph">
      <style:paragraph-properties fo:margin-top="0.1666in" fo:margin-bottom="0.1666in"/>
    </style:style>
    <style:style style:name="T244" style:parent-style-name="DefaultParagraphFont" style:family="text">
      <style:text-properties style:font-name="Aptos" style:font-name-asian="Aptos" style:font-name-complex="Aptos"/>
    </style:style>
    <style:style style:name="P245" style:parent-style-name="Normal" style:family="paragraph">
      <style:paragraph-properties fo:margin-top="0.1666in" fo:margin-bottom="0.1666in"/>
    </style:style>
    <style:style style:name="T246" style:parent-style-name="DefaultParagraphFont" style:family="text">
      <style:text-properties style:font-name="Aptos" style:font-name-asian="Aptos" style:font-name-complex="Aptos"/>
    </style:style>
    <style:style style:name="P247" style:parent-style-name="Normal" style:family="paragraph">
      <style:paragraph-properties fo:margin-top="0.1666in" fo:margin-bottom="0.1666in"/>
    </style:style>
    <style:style style:name="T248" style:parent-style-name="DefaultParagraphFont" style:family="text">
      <style:text-properties style:font-name="Aptos" style:font-name-asian="Aptos" style:font-name-complex="Aptos"/>
    </style:style>
    <style:style style:name="P249" style:parent-style-name="Normal" style:family="paragraph">
      <style:paragraph-properties fo:margin-top="0.1666in" fo:margin-bottom="0.1666in"/>
    </style:style>
    <style:style style:name="T250" style:parent-style-name="DefaultParagraphFont" style:family="text">
      <style:text-properties style:font-name="Aptos" style:font-name-asian="Aptos" style:font-name-complex="Aptos"/>
    </style:style>
    <style:style style:name="P251" style:parent-style-name="Normal" style:family="paragraph">
      <style:paragraph-properties fo:margin-top="0.1666in" fo:margin-bottom="0.1666in"/>
    </style:style>
    <style:style style:name="T252" style:parent-style-name="DefaultParagraphFont" style:family="text">
      <style:text-properties style:font-name="Aptos" style:font-name-asian="Aptos" style:font-name-complex="Aptos"/>
    </style:style>
    <style:style style:name="P253" style:parent-style-name="Normal" style:family="paragraph">
      <style:paragraph-properties fo:margin-top="0.1666in" fo:margin-bottom="0.1666in"/>
    </style:style>
    <style:style style:name="T254" style:parent-style-name="DefaultParagraphFont" style:family="text">
      <style:text-properties style:font-name="Aptos" style:font-name-asian="Aptos" style:font-name-complex="Aptos"/>
    </style:style>
    <style:style style:name="P255" style:parent-style-name="Normal" style:family="paragraph">
      <style:paragraph-properties fo:margin-top="0.1666in" fo:margin-bottom="0.1666in"/>
    </style:style>
    <style:style style:name="T256" style:parent-style-name="DefaultParagraphFont" style:family="text">
      <style:text-properties style:font-name="Aptos" style:font-name-asian="Aptos" style:font-name-complex="Aptos"/>
    </style:style>
    <style:style style:name="P257" style:parent-style-name="Normal" style:family="paragraph">
      <style:paragraph-properties fo:margin-top="0.1666in" fo:margin-bottom="0.1666in"/>
    </style:style>
    <style:style style:name="T258" style:parent-style-name="DefaultParagraphFont" style:family="text">
      <style:text-properties style:font-name="Aptos" style:font-name-asian="Aptos" style:font-name-complex="Aptos"/>
    </style:style>
    <style:style style:name="P259" style:parent-style-name="Normal" style:family="paragraph">
      <style:paragraph-properties fo:margin-top="0.1666in" fo:margin-bottom="0.1666in"/>
    </style:style>
    <style:style style:name="T260" style:parent-style-name="DefaultParagraphFont" style:family="text">
      <style:text-properties style:font-name="Aptos" style:font-name-asian="Aptos" style:font-name-complex="Aptos"/>
    </style:style>
    <style:style style:name="P261" style:parent-style-name="Normal" style:family="paragraph">
      <style:paragraph-properties fo:margin-top="0.1666in" fo:margin-bottom="0.1666in"/>
    </style:style>
    <style:style style:name="T262" style:parent-style-name="DefaultParagraphFont" style:family="text">
      <style:text-properties style:font-name="Aptos" style:font-name-asian="Aptos" style:font-name-complex="Aptos"/>
    </style:style>
    <style:style style:name="P263" style:parent-style-name="Normal" style:family="paragraph">
      <style:paragraph-properties fo:margin-top="0.1666in" fo:margin-bottom="0.1666in"/>
    </style:style>
    <style:style style:name="T264" style:parent-style-name="DefaultParagraphFont" style:family="text">
      <style:text-properties style:font-name="Aptos" style:font-name-asian="Aptos" style:font-name-complex="Aptos"/>
    </style:style>
    <style:style style:name="P265" style:parent-style-name="Normal" style:family="paragraph">
      <style:paragraph-properties fo:margin-top="0.1666in" fo:margin-bottom="0.1666in"/>
    </style:style>
    <style:style style:name="T266" style:parent-style-name="DefaultParagraphFont" style:family="text">
      <style:text-properties style:font-name="Aptos" style:font-name-asian="Aptos" style:font-name-complex="Aptos"/>
    </style:style>
    <style:style style:name="P267" style:parent-style-name="Normal" style:family="paragraph">
      <style:paragraph-properties fo:margin-top="0.1666in" fo:margin-bottom="0.1666in"/>
    </style:style>
    <style:style style:name="T268" style:parent-style-name="DefaultParagraphFont" style:family="text">
      <style:text-properties style:font-name="Aptos" style:font-name-asian="Aptos" style:font-name-complex="Aptos"/>
    </style:style>
    <style:style style:name="P269" style:parent-style-name="Normal" style:family="paragraph">
      <style:paragraph-properties fo:margin-top="0.1666in" fo:margin-bottom="0.1666in"/>
    </style:style>
    <style:style style:name="T270" style:parent-style-name="DefaultParagraphFont" style:family="text">
      <style:text-properties style:font-name="Aptos" style:font-name-asian="Aptos" style:font-name-complex="Aptos"/>
    </style:style>
    <style:style style:name="P271" style:parent-style-name="Normal" style:family="paragraph">
      <style:paragraph-properties fo:margin-top="0.1666in" fo:margin-bottom="0.1666in"/>
    </style:style>
    <style:style style:name="T272" style:parent-style-name="DefaultParagraphFont" style:family="text">
      <style:text-properties style:font-name="Aptos" style:font-name-asian="Aptos" style:font-name-complex="Aptos"/>
    </style:style>
    <style:style style:name="P273" style:parent-style-name="Normal" style:family="paragraph">
      <style:paragraph-properties fo:margin-top="0.1666in" fo:margin-bottom="0.1666in"/>
    </style:style>
    <style:style style:name="T274" style:parent-style-name="DefaultParagraphFont" style:family="text">
      <style:text-properties style:font-name="Aptos" style:font-name-asian="Aptos" style:font-name-complex="Aptos"/>
    </style:style>
    <style:style style:name="P275" style:parent-style-name="Normal" style:family="paragraph">
      <style:paragraph-properties fo:margin-top="0.1666in" fo:margin-bottom="0.1666in"/>
    </style:style>
    <style:style style:name="T276" style:parent-style-name="DefaultParagraphFont" style:family="text">
      <style:text-properties style:font-name="Aptos" style:font-name-asian="Aptos" style:font-name-complex="Aptos"/>
    </style:style>
    <style:style style:name="P277" style:parent-style-name="Normal" style:family="paragraph">
      <style:paragraph-properties fo:margin-top="0.1666in" fo:margin-bottom="0.1666in"/>
    </style:style>
    <style:style style:name="T278" style:parent-style-name="DefaultParagraphFont" style:family="text">
      <style:text-properties style:font-name="Aptos" style:font-name-asian="Aptos" style:font-name-complex="Aptos"/>
    </style:style>
    <style:style style:name="P279" style:parent-style-name="Normal" style:family="paragraph">
      <style:paragraph-properties fo:margin-top="0.1666in" fo:margin-bottom="0.1666in"/>
    </style:style>
    <style:style style:name="T280" style:parent-style-name="DefaultParagraphFont" style:family="text">
      <style:text-properties style:font-name="Aptos" style:font-name-asian="Aptos" style:font-name-complex="Aptos"/>
    </style:style>
    <style:style style:name="P281" style:parent-style-name="Normal" style:family="paragraph">
      <style:paragraph-properties fo:margin-top="0.1666in" fo:margin-bottom="0.1666in"/>
    </style:style>
    <style:style style:name="T282" style:parent-style-name="DefaultParagraphFont" style:family="text">
      <style:text-properties style:font-name="Aptos" style:font-name-asian="Aptos" style:font-name-complex="Aptos"/>
    </style:style>
    <style:style style:name="P283" style:parent-style-name="Normal" style:family="paragraph">
      <style:paragraph-properties fo:margin-top="0.1666in" fo:margin-bottom="0.1666in"/>
    </style:style>
    <style:style style:name="T284" style:parent-style-name="DefaultParagraphFont" style:family="text">
      <style:text-properties style:font-name="Aptos" style:font-name-asian="Aptos" style:font-name-complex="Aptos"/>
    </style:style>
    <style:style style:name="P285" style:parent-style-name="Normal" style:family="paragraph">
      <style:paragraph-properties fo:margin-top="0.1666in" fo:margin-bottom="0.1666in"/>
    </style:style>
    <style:style style:name="T286" style:parent-style-name="DefaultParagraphFont" style:family="text">
      <style:text-properties style:font-name="Aptos" style:font-name-asian="Aptos" style:font-name-complex="Aptos"/>
    </style:style>
    <style:style style:name="P287" style:parent-style-name="Normal" style:family="paragraph">
      <style:paragraph-properties fo:margin-top="0.1666in" fo:margin-bottom="0.1666in"/>
    </style:style>
    <style:style style:name="T288" style:parent-style-name="DefaultParagraphFont" style:family="text">
      <style:text-properties style:font-name="Aptos" style:font-name-asian="Aptos" style:font-name-complex="Aptos"/>
    </style:style>
    <style:style style:name="P289" style:parent-style-name="Normal" style:family="paragraph">
      <style:paragraph-properties fo:margin-top="0.1666in" fo:margin-bottom="0.1666in"/>
    </style:style>
    <style:style style:name="T290" style:parent-style-name="DefaultParagraphFont" style:family="text">
      <style:text-properties style:font-name="Aptos" style:font-name-asian="Aptos" style:font-name-complex="Aptos"/>
    </style:style>
    <style:style style:name="P291" style:parent-style-name="Normal" style:family="paragraph">
      <style:paragraph-properties fo:margin-top="0.1666in" fo:margin-bottom="0.1666in"/>
    </style:style>
    <style:style style:name="T292" style:parent-style-name="DefaultParagraphFont" style:family="text">
      <style:text-properties style:font-name="Aptos" style:font-name-asian="Aptos" style:font-name-complex="Aptos"/>
    </style:style>
    <style:style style:name="P293" style:parent-style-name="Normal" style:family="paragraph">
      <style:paragraph-properties fo:margin-top="0.1666in" fo:margin-bottom="0.1666in"/>
    </style:style>
    <style:style style:name="T294" style:parent-style-name="DefaultParagraphFont" style:family="text">
      <style:text-properties style:font-name="Aptos" style:font-name-asian="Aptos" style:font-name-complex="Aptos"/>
    </style:style>
    <style:style style:name="P295" style:parent-style-name="Normal" style:family="paragraph">
      <style:paragraph-properties fo:margin-top="0.1666in" fo:margin-bottom="0.1666in"/>
    </style:style>
    <style:style style:name="T296" style:parent-style-name="DefaultParagraphFont" style:family="text">
      <style:text-properties style:font-name="Aptos" style:font-name-asian="Aptos" style:font-name-complex="Aptos"/>
    </style:style>
    <style:style style:name="P297" style:parent-style-name="Normal" style:family="paragraph">
      <style:paragraph-properties fo:margin-top="0.1666in" fo:margin-bottom="0.1666in"/>
    </style:style>
    <style:style style:name="T298" style:parent-style-name="DefaultParagraphFont" style:family="text">
      <style:text-properties style:font-name="Aptos" style:font-name-asian="Aptos" style:font-name-complex="Aptos"/>
    </style:style>
    <style:style style:name="P299" style:parent-style-name="Normal" style:family="paragraph">
      <style:paragraph-properties fo:margin-top="0.1666in" fo:margin-bottom="0.1666in"/>
    </style:style>
    <style:style style:name="T300" style:parent-style-name="DefaultParagraphFont" style:family="text">
      <style:text-properties style:font-name="Aptos" style:font-name-asian="Aptos" style:font-name-complex="Aptos"/>
    </style:style>
    <style:style style:name="P301" style:parent-style-name="Normal" style:family="paragraph">
      <style:paragraph-properties fo:margin-top="0.1666in" fo:margin-bottom="0.1666in"/>
    </style:style>
    <style:style style:name="T302" style:parent-style-name="DefaultParagraphFont" style:family="text">
      <style:text-properties style:font-name="Aptos" style:font-name-asian="Aptos" style:font-name-complex="Aptos"/>
    </style:style>
    <style:style style:name="P303" style:parent-style-name="Normal" style:family="paragraph">
      <style:paragraph-properties fo:margin-top="0.1666in" fo:margin-bottom="0.1666in"/>
    </style:style>
    <style:style style:name="T304" style:parent-style-name="DefaultParagraphFont" style:family="text">
      <style:text-properties style:font-name="Aptos" style:font-name-asian="Aptos" style:font-name-complex="Aptos"/>
    </style:style>
    <style:style style:name="P305" style:parent-style-name="Normal" style:family="paragraph">
      <style:paragraph-properties fo:margin-top="0.1666in" fo:margin-bottom="0.1666in"/>
    </style:style>
    <style:style style:name="T306" style:parent-style-name="DefaultParagraphFont" style:family="text">
      <style:text-properties style:font-name="Aptos" style:font-name-asian="Aptos" style:font-name-complex="Aptos"/>
    </style:style>
    <style:style style:name="T307" style:parent-style-name="DefaultParagraphFont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#include &lt;Servo.h&gt;</text:span></text:p>
      <text:p text:style-name="P3"><text:span text:style-name="T4"><text:s/></text:span></text:p>
      <text:p text:style-name="P5"><text:span text:style-name="T6">// L298N Motor Driver Pins</text:span></text:p>
      <text:p text:style-name="P7"><text:span text:style-name="T8">#define IN1 3</text:span></text:p>
      <text:p text:style-name="P9"><text:span text:style-name="T10">#define IN2 4</text:span></text:p>
      <text:p text:style-name="P11"><text:span text:style-name="T12">#define ENA 5 <text:s/>// PWM</text:span></text:p>
      <text:p text:style-name="P13"><text:span text:style-name="T14">#define ENB 6 <text:s/>// PWM</text:span></text:p>
      <text:p text:style-name="P15"><text:span text:style-name="T16">#define IN3 7</text:span></text:p>
      <text:p text:style-name="P17"><text:span text:style-name="T18">#define IN4 8</text:span></text:p>
      <text:p text:style-name="P19"><text:span text:style-name="T20"><text:s/></text:span></text:p>
      <text:p text:style-name="P21"><text:span text:style-name="T22">// Ultrasonic Sensor Pins</text:span></text:p>
      <text:p text:style-name="P23"><text:span text:style-name="T24">#define trigPin 11</text:span></text:p>
      <text:p text:style-name="P25"><text:span text:style-name="T26">#define echoPin 12</text:span></text:p>
      <text:p text:style-name="P27"><text:span text:style-name="T28"><text:s/></text:span></text:p>
      <text:p text:style-name="P29"><text:span text:style-name="T30">// SG90 Servo Motor Pin</text:span></text:p>
      <text:p text:style-name="P31"><text:span text:style-name="T32">#define servoPin 9</text:span></text:p>
      <text:p text:style-name="P33"><text:span text:style-name="T34">Servo myServo;</text:span></text:p>
      <text:p text:style-name="P35"><text:span text:style-name="T36"><text:s/></text:span></text:p>
      <text:p text:style-name="P37"><text:span text:style-name="T38">// Constants</text:span></text:p>
      <text:p text:style-name="P39"><text:span text:style-name="T40">const int distanceThreshold = 20; // in cm</text:span></text:p>
      <text:p text:style-name="P41"><text:span text:style-name="T42">const int motorSpeed = 150;</text:span></text:p>
      <text:p text:style-name="P43"><text:span text:style-name="T44"><text:s/></text:span></text:p>
      <text:p text:style-name="P45"><text:span text:style-name="T46">void setup() {</text:span></text:p>
      <text:p text:style-name="P47"><text:span text:style-name="T48"><text:s text:c="2"/>Serial.begin(9600);</text:span></text:p>
      <text:p text:style-name="P49"><text:span text:style-name="T50"><text:s/></text:span></text:p>
      <text:p text:style-name="P51"><text:span text:style-name="T52"><text:s text:c="2"/>// Initializing L298N Motor Driver Pins</text:span></text:p>
      <text:p text:style-name="P53"><text:span text:style-name="T54"><text:s text:c="2"/>pinMode(IN1, OUTPUT);</text:span></text:p>
      <text:p text:style-name="P55"><text:span text:style-name="T56"><text:s text:c="2"/>pinMode(IN2, OUTPUT);</text:span></text:p>
      <text:p text:style-name="P57"><text:span text:style-name="T58"><text:s text:c="2"/>pinMode(IN3, OUTPUT);</text:span></text:p>
      <text:p text:style-name="P59"><text:span text:style-name="T60"><text:s text:c="2"/>pinMode(IN4, OUTPUT);</text:span></text:p>
      <text:p text:style-name="P61"><text:span text:style-name="T62"><text:s text:c="2"/>pinMode(ENA, OUTPUT);</text:span></text:p>
      <text:p text:style-name="P63"><text:span text:style-name="T64"><text:s text:c="2"/>pinMode(ENB, OUTPUT);</text:span></text:p>
      <text:p text:style-name="P65"><text:span text:style-name="T66"><text:s/></text:span></text:p>
      <text:p text:style-name="P67"><text:span text:style-name="T68"><text:s text:c="2"/>// Initializing Ultrasonic Sensor Pins</text:span></text:p>
      <text:p text:style-name="P69"><text:span text:style-name="T70"><text:s text:c="2"/>pinMode(trigPin, OUTPUT);</text:span></text:p>
      <text:p text:style-name="P71"><text:span text:style-name="T72"><text:s text:c="2"/>pinMode(echoPin, INPUT);</text:span></text:p>
      <text:p text:style-name="P73"><text:span text:style-name="T74"><text:s/></text:span></text:p>
      <text:p text:style-name="P75"><text:span text:style-name="T76"><text:s text:c="2"/>// Initializing Servo Pin</text:span></text:p>
      <text:p text:style-name="P77"><text:span text:style-name="T78"><text:s text:c="2"/>myServo.attach(servoPin);</text:span></text:p>
      <text:p text:style-name="P79"><text:span text:style-name="T80"><text:s text:c="2"/>myServo.write(90); <text:s/>// Default Center position</text:span></text:p>
      <text:p text:style-name="P81"><text:span text:style-name="T82">}</text:span></text:p>
      <text:p text:style-name="P83"><text:span text:style-name="T84"><text:s/></text:span></text:p>
      <text:p text:style-name="P85"><text:span text:style-name="T86">void loop() {</text:span></text:p>
      <text:p text:style-name="P87"><text:span text:style-name="T88"><text:s text:c="2"/>int frontDist = readDistance();</text:span></text:p>
      <text:p text:style-name="P89"><text:span text:style-name="T90"><text:s text:c="2"/>Serial.print("Front: "); Serial.println(frontDist);</text:span></text:p>
      <text:p text:style-name="P91"><text:span text:style-name="T92"><text:s/></text:span></text:p>
      <text:p text:style-name="P93"><text:span text:style-name="T94"><text:s text:c="2"/>if (frontDist &gt; distanceThreshold) {</text:span></text:p>
      <text:p text:style-name="P95"><text:span text:style-name="T96"><text:s text:c="4"/>moveForward();</text:span></text:p>
      <text:p text:style-name="P97"><text:span text:style-name="T98"><text:s text:c="2"/>} else {</text:span></text:p>
      <text:p text:style-name="P99"><text:span text:style-name="T100"><text:s text:c="4"/>stopMotors();</text:span></text:p>
      <text:p text:style-name="P101"><text:span text:style-name="T102"><text:s text:c="4"/>delay(300);</text:span></text:p>
      <text:p text:style-name="P103"><text:span text:style-name="T104"><text:s/></text:span></text:p>
      <text:p text:style-name="P105"><text:span text:style-name="T106"><text:s text:c="4"/>// Scan Right</text:span></text:p>
      <text:p text:style-name="P107"><text:span text:style-name="T108"><text:s text:c="4"/>myServo.write(30); <text:s/>// Turn Right</text:span></text:p>
      <text:p text:style-name="P109"><text:span text:style-name="T110"><text:s text:c="4"/>delay(500);</text:span></text:p>
      <text:p text:style-name="P111"><text:span text:style-name="T112"><text:s text:c="4"/>int rightDist = readDistance();</text:span></text:p>
      <text:p text:style-name="P113"><text:span text:style-name="T114"><text:s text:c="4"/>Serial.print("Right: "); Serial.println(rightDist);</text:span></text:p>
      <text:p text:style-name="P115"><text:span text:style-name="T116"><text:s/></text:span></text:p>
      <text:p text:style-name="P117"><text:span text:style-name="T118"><text:s text:c="4"/>if (rightDist &gt; distanceThreshold) {</text:span></text:p>
      <text:p text:style-name="P119"><text:span text:style-name="T120"><text:s text:c="6"/>myServo.write(90);</text:span></text:p>
      <text:p text:style-name="P121"><text:span text:style-name="T122"><text:s text:c="6"/>delay(300);</text:span></text:p>
      <text:p text:style-name="P123"><text:span text:style-name="T124"><text:s text:c="6"/>turnRight();</text:span></text:p>
      <text:p text:style-name="P125"><text:span text:style-name="T126"><text:s text:c="6"/>delay(700);</text:span></text:p>
      <text:p text:style-name="P127"><text:span text:style-name="T128"><text:s text:c="4"/>} else {</text:span></text:p>
      <text:p text:style-name="P129"><text:span text:style-name="T130"><text:s text:c="6"/>// Scan Left</text:span></text:p>
      <text:p text:style-name="P131"><text:span text:style-name="T132"><text:s text:c="6"/>myServo.write(150); <text:s/>// Turn Left</text:span></text:p>
      <text:p text:style-name="P133"><text:span text:style-name="T134"><text:s text:c="6"/>delay(500);</text:span></text:p>
      <text:p text:style-name="P135"><text:span text:style-name="T136"><text:s text:c="6"/>int leftDist = readDistance();</text:span></text:p>
      <text:p text:style-name="P137"><text:span text:style-name="T138"><text:s text:c="6"/>Serial.print("Left: "); Serial.println(leftDist);</text:span></text:p>
      <text:p text:style-name="P139"><text:span text:style-name="T140"><text:s/></text:span></text:p>
      <text:p text:style-name="P141"><text:span text:style-name="T142"><text:s text:c="6"/>if (leftDist &gt; distanceThreshold) {</text:span></text:p>
      <text:p text:style-name="P143"><text:span text:style-name="T144"><text:s text:c="8"/>myServo.write(90);</text:span></text:p>
      <text:p text:style-name="P145"><text:span text:style-name="T146"><text:s text:c="8"/>delay(300);</text:span></text:p>
      <text:p text:style-name="P147"><text:span text:style-name="T148"><text:s text:c="8"/>turnLeft();</text:span></text:p>
      <text:p text:style-name="P149"><text:span text:style-name="T150"><text:s text:c="8"/>delay(700);</text:span></text:p>
      <text:p text:style-name="P151"><text:span text:style-name="T152"><text:s text:c="6"/>} else {</text:span></text:p>
      <text:p text:style-name="P153"><text:span text:style-name="T154"><text:s text:c="8"/>// No clear path — move backward briefly</text:span></text:p>
      <text:p text:style-name="P155"><text:span text:style-name="T156"><text:s text:c="8"/>moveBackward();</text:span></text:p>
      <text:p text:style-name="P157"><text:span text:style-name="T158"><text:s text:c="8"/>delay(700);</text:span></text:p>
      <text:p text:style-name="P159"><text:span text:style-name="T160"><text:s text:c="6"/>}</text:span></text:p>
      <text:p text:style-name="P161"><text:span text:style-name="T162"><text:s text:c="4"/>}</text:span></text:p>
      <text:p text:style-name="P163"><text:span text:style-name="T164"><text:s/></text:span></text:p>
      <text:p text:style-name="P165"><text:span text:style-name="T166"><text:s text:c="4"/>stopMotors();</text:span></text:p>
      <text:p text:style-name="P167"><text:span text:style-name="T168"><text:s text:c="4"/>delay(300);</text:span></text:p>
      <text:p text:style-name="P169"><text:span text:style-name="T170"><text:s text:c="2"/>}</text:span></text:p>
      <text:p text:style-name="P171"><text:span text:style-name="T172">}</text:span></text:p>
      <text:p text:style-name="P173"><text:span text:style-name="T174"><text:s/></text:span></text:p>
      <text:p text:style-name="P175"><text:span text:style-name="T176">// --- Distance Reading Function ---</text:span></text:p>
      <text:p text:style-name="P177"><text:span text:style-name="T178">int readDistance() {</text:span></text:p>
      <text:p text:style-name="P179"><text:span text:style-name="T180"><text:s text:c="2"/>long duration;</text:span></text:p>
      <text:p text:style-name="P181"><text:span text:style-name="T182"><text:s text:c="2"/>int distance;</text:span></text:p>
      <text:p text:style-name="P183"><text:span text:style-name="T184"><text:s/></text:span></text:p>
      <text:p text:style-name="P185"><text:span text:style-name="T186"><text:s text:c="2"/>digitalWrite(trigPin, LOW);</text:span></text:p>
      <text:p text:style-name="P187"><text:span text:style-name="T188"><text:s text:c="2"/>delayMicroseconds(2);</text:span></text:p>
      <text:p text:style-name="P189"><text:span text:style-name="T190"><text:s text:c="2"/>digitalWrite(trigPin, HIGH);</text:span></text:p>
      <text:p text:style-name="P191"><text:span text:style-name="T192"><text:s text:c="2"/>delayMicroseconds(10);</text:span></text:p>
      <text:p text:style-name="P193"><text:span text:style-name="T194"><text:s text:c="2"/>digitalWrite(trigPin, LOW);</text:span></text:p>
      <text:p text:style-name="P195"><text:span text:style-name="T196"><text:s/></text:span></text:p>
      <text:p text:style-name="P197"><text:span text:style-name="T198"><text:s text:c="2"/>duration = pulseIn(echoPin, HIGH, 30000); // 30ms timeout = ~500cm</text:span></text:p>
      <text:p text:style-name="P199"><text:span text:style-name="T200"><text:s text:c="2"/>distance = duration * 0.034 / 2;</text:span></text:p>
      <text:p text:style-name="P201"><text:span text:style-name="T202"><text:s/></text:span></text:p>
      <text:p text:style-name="P203"><text:span text:style-name="T204"><text:s text:c="2"/>if (distance == 0 || distance &gt; 150) {</text:span></text:p>
      <text:p text:style-name="P205"><text:span text:style-name="T206"><text:s text:c="4"/>distance = 150;</text:span></text:p>
      <text:p text:style-name="P207"><text:span text:style-name="T208"><text:s text:c="2"/>}</text:span></text:p>
      <text:p text:style-name="P209"><text:span text:style-name="T210"><text:s/></text:span></text:p>
      <text:p text:style-name="P211"><text:span text:style-name="T212"><text:s text:c="2"/>delay(60);</text:span></text:p>
      <text:p text:style-name="P213"><text:span text:style-name="T214"><text:s text:c="2"/>return distance;</text:span></text:p>
      <text:p text:style-name="P215"><text:span text:style-name="T216">}</text:span></text:p>
      <text:p text:style-name="P217"><text:span text:style-name="T218"><text:s/></text:span></text:p>
      <text:p text:style-name="P219"><text:span text:style-name="T220">// --- Movement Functions ---</text:span></text:p>
      <text:p text:style-name="P221"><text:span text:style-name="T222">void moveForward() {</text:span></text:p>
      <text:p text:style-name="P223"><text:span text:style-name="T224"><text:s text:c="2"/>analogWrite(ENA, motorSpeed);</text:span></text:p>
      <text:p text:style-name="P225"><text:span text:style-name="T226"><text:s text:c="2"/>analogWrite(ENB, motorSpeed);</text:span></text:p>
      <text:p text:style-name="P227"><text:span text:style-name="T228"><text:s text:c="2"/>digitalWrite(IN1, HIGH);</text:span></text:p>
      <text:p text:style-name="P229"><text:span text:style-name="T230"><text:s text:c="2"/>digitalWrite(IN2, LOW);</text:span></text:p>
      <text:p text:style-name="P231"><text:span text:style-name="T232"><text:s text:c="2"/>digitalWrite(IN3, HIGH);</text:span></text:p>
      <text:p text:style-name="P233"><text:span text:style-name="T234"><text:s text:c="2"/>digitalWrite(IN4, LOW);</text:span></text:p>
      <text:p text:style-name="P235"><text:span text:style-name="T236">}</text:span></text:p>
      <text:p text:style-name="P237"><text:span text:style-name="T238"><text:s/></text:span></text:p>
      <text:p text:style-name="P239"><text:span text:style-name="T240">void moveBackward() {</text:span></text:p>
      <text:p text:style-name="P241"><text:span text:style-name="T242"><text:s text:c="2"/>analogWrite(ENA, motorSpeed);</text:span></text:p>
      <text:p text:style-name="P243"><text:span text:style-name="T244"><text:s text:c="2"/>analogWrite(ENB, motorSpeed);</text:span></text:p>
      <text:p text:style-name="P245"><text:span text:style-name="T246"><text:s text:c="2"/>digitalWrite(IN1, LOW);</text:span></text:p>
      <text:p text:style-name="P247"><text:span text:style-name="T248"><text:s text:c="2"/>digitalWrite(IN2, HIGH);</text:span></text:p>
      <text:p text:style-name="P249"><text:span text:style-name="T250"><text:s text:c="2"/>digitalWrite(IN3, LOW);</text:span></text:p>
      <text:p text:style-name="P251"><text:span text:style-name="T252"><text:s text:c="2"/>digitalWrite(IN4, HIGH);</text:span></text:p>
      <text:p text:style-name="P253"><text:span text:style-name="T254">}</text:span></text:p>
      <text:p text:style-name="P255"><text:span text:style-name="T256"><text:s/></text:span></text:p>
      <text:p text:style-name="P257"><text:span text:style-name="T258">void turnRight() {</text:span></text:p>
      <text:p text:style-name="P259"><text:span text:style-name="T260"><text:s text:c="2"/>analogWrite(ENA, motorSpeed);</text:span></text:p>
      <text:p text:style-name="P261"><text:span text:style-name="T262"><text:s text:c="2"/>analogWrite(ENB, motorSpeed);</text:span></text:p>
      <text:p text:style-name="P263"><text:span text:style-name="T264"><text:s text:c="2"/>digitalWrite(IN1, HIGH);</text:span></text:p>
      <text:p text:style-name="P265"><text:span text:style-name="T266"><text:s text:c="2"/>digitalWrite(IN2, LOW);</text:span></text:p>
      <text:p text:style-name="P267"><text:span text:style-name="T268"><text:s text:c="2"/>digitalWrite(IN3, LOW);</text:span></text:p>
      <text:p text:style-name="P269"><text:span text:style-name="T270"><text:s text:c="2"/>digitalWrite(IN4, HIGH);</text:span></text:p>
      <text:p text:style-name="P271"><text:span text:style-name="T272">}</text:span></text:p>
      <text:p text:style-name="P273"><text:span text:style-name="T274"><text:s/></text:span></text:p>
      <text:p text:style-name="P275"><text:span text:style-name="T276">void turnLeft() {</text:span></text:p>
      <text:p text:style-name="P277"><text:span text:style-name="T278"><text:s text:c="2"/>analogWrite(ENA, motorSpeed);</text:span></text:p>
      <text:p text:style-name="P279"><text:span text:style-name="T280"><text:s text:c="2"/>analogWrite(ENB, motorSpeed);</text:span></text:p>
      <text:p text:style-name="P281"><text:span text:style-name="T282"><text:s text:c="2"/>digitalWrite(IN1, LOW);</text:span></text:p>
      <text:p text:style-name="P283"><text:span text:style-name="T284"><text:s text:c="2"/>digitalWrite(IN2, HIGH);</text:span></text:p>
      <text:p text:style-name="P285"><text:span text:style-name="T286"><text:s text:c="2"/>digitalWrite(IN3, HIGH);</text:span></text:p>
      <text:p text:style-name="P287"><text:span text:style-name="T288"><text:s text:c="2"/>digitalWrite(IN4, LOW);</text:span></text:p>
      <text:p text:style-name="P289"><text:span text:style-name="T290">}</text:span></text:p>
      <text:p text:style-name="P291"><text:span text:style-name="T292"><text:s/></text:span></text:p>
      <text:p text:style-name="P293"><text:span text:style-name="T294">void stopMotors() {</text:span></text:p>
      <text:p text:style-name="P295"><text:span text:style-name="T296"><text:s text:c="2"/>digitalWrite(IN1, LOW);</text:span></text:p>
      <text:p text:style-name="P297"><text:span text:style-name="T298"><text:s text:c="2"/>digitalWrite(IN2, LOW);</text:span></text:p>
      <text:p text:style-name="P299"><text:span text:style-name="T300"><text:s text:c="2"/>digitalWrite(IN3, LOW);</text:span></text:p>
      <text:p text:style-name="P301"><text:span text:style-name="T302"><text:s text:c="2"/>digitalWrite(IN4, LOW);</text:span></text:p>
      <text:p text:style-name="P303"><text:span text:style-name="T304"><text:s text:c="2"/>analogWrite(ENA, 0);</text:span></text:p>
      <text:p text:style-name="P305"><text:span text:style-name="T306"><text:s text:c="2"/>analogWrite(ENB, 0);</text:span></text:p>
      <text:p text:style-name="Normal"><text:span text:style-name="T307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WQICSPM2512624</meta:initial-creator>
    <dc:creator>RWQICSPM2512624</dc:creator>
    <meta:creation-date>2025-11-01T13:51:00Z</meta:creation-date>
    <dc:date>2025-11-01T13:51:00Z</dc:date>
    <meta:template xlink:href="Normal.dotm" xlink:type="simple"/>
    <meta:editing-cycles>1</meta:editing-cycles>
    <meta:editing-duration>PT0S</meta:editing-duration>
    <meta:document-statistic meta:page-count="1" meta:paragraph-count="6" meta:word-count="476" meta:character-count="3188" meta:row-count="22" meta:non-whitespace-character-count="2718"/>
  </office:meta>
</office:document-meta>
</file>